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3.8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Nunito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3.81cm" fo:margin-right="0cm" fo:margin-top="0cm" fo:margin-bottom="0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Nunito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3.8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800080" style:text-line-through-style="none" style:text-line-through-type="none" style:font-name="Nunito" fo:font-size="10pt" fo:font-style="normal" style:text-underline-style="none" fo:font-weight="normal" officeooo:rsid="000fd214" officeooo:paragraph-rsid="000fd214" style:text-blinking="false" fo:background-color="transparent"/>
    </style:style>
    <style:style style:name="P4" style:family="paragraph" style:parent-style-name="Text_20_body">
      <style:paragraph-properties fo:margin-left="3.81cm" fo:margin-right="0cm" fo:margin-top="0cm" fo:margin-bottom="0cm" loext:contextual-spacing="false" fo:line-height="138%" fo:text-align="justify" style:justify-single-word="false" fo:text-indent="0cm" style:auto-text-indent="false" style:writing-mode="lr-tb"/>
    </style:style>
    <style:style style:name="P5" style:family="paragraph" style:parent-style-name="Text_20_body">
      <style:paragraph-properties fo:margin-left="3.8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color="#800080" officeooo:rsid="000fd214" officeooo:paragraph-rsid="000fd214"/>
    </style:style>
    <style:style style:name="T1" style:family="text">
      <style:text-properties fo:font-variant="normal" fo:text-transform="none" fo:color="#000000" style:text-line-through-style="none" style:text-line-through-type="none" style:font-name="Nunito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Nunito" fo:font-size="10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bookmark text:name="docs-internal-guid-4f291084-7fff-d09b-5428-43b700a8a742"/>¿Por qué son importantes las mujeres que yo escribí?</text:p>
      <text:p text:style-name="P1"/>
      <text:p text:style-name="P1"/>
      <text:p text:style-name="P3">Por que han influenciado en toda mi vida, en mis decisiones y mis actos</text:p>
      <text:p text:style-name="P1"/>
      <text:p text:style-name="P1"/>
      <text:p text:style-name="P1"/>
      <text:p text:style-name="P1"/>
      <text:p text:style-name="P4"><text:span text:style-name="T1">¿Cómo sus enseñanzas han impactado en la persona que soy actualmente?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2">Demasiado… he aprendido mucho de el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21:42:08.975489044</meta:creation-date>
    <dc:date>2021-03-29T21:45:05.236442741</dc:date>
    <meta:editing-duration>PT3M1S</meta:editing-duration>
    <meta:editing-cycles>1</meta:editing-cycles>
    <meta:document-statistic meta:table-count="0" meta:image-count="0" meta:object-count="0" meta:page-count="1" meta:paragraph-count="4" meta:word-count="40" meta:character-count="229" meta:non-whitespace-character-count="193"/>
    <meta:generator>LibreOffice/6.1.5.2$Linux_x86 LibreOffice_project/10$Build-2</meta:generator>
  </office:meta>
</office:document-meta>
</file>